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rsid="001f196a" officeooo:paragraph-rsid="001f196a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fo:font-weight="bold" officeooo:rsid="001e6f02" officeooo:paragraph-rsid="001e6f02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20pt" fo:font-weight="bold" officeooo:rsid="001e6f02" officeooo:paragraph-rsid="001f196a" style:font-size-asian="17.5pt" style:font-weight-asian="bold" style:font-size-complex="20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officeooo:rsid="001e6f02" officeooo:paragraph-rsid="001e6f02" style:font-size-asian="13.1000003814697pt" style:font-size-complex="15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officeooo:rsid="001f196a" officeooo:paragraph-rsid="001f196a" style:font-size-asian="13.1000003814697pt" style:font-size-complex="15pt"/>
    </style:style>
    <style:style style:name="P6" style:family="paragraph" style:parent-style-name="Standard" style:list-style-name="L2">
      <style:paragraph-properties fo:text-align="start" style:justify-single-word="false"/>
      <style:text-properties fo:color="#000000" loext:opacity="100%" fo:font-size="14pt" fo:font-weight="normal" officeooo:rsid="0021d8fc" officeooo:paragraph-rsid="0021d8fc" style:font-size-asian="12.25pt" style:font-weight-asian="normal" style:font-size-complex="14pt" style:font-weight-complex="normal"/>
    </style:style>
    <style:style style:name="T1" style:family="text">
      <style:text-properties officeooo:rsid="001f196a"/>
    </style:style>
    <style:style style:name="T2" style:family="text">
      <style:text-properties officeooo:rsid="001f584f"/>
    </style:style>
    <style:style style:name="T3" style:family="text">
      <style:text-properties officeooo:rsid="0021ca4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3526d" style:font-weight-asian="bold" style:font-weight-complex="bold"/>
    </style:style>
    <style:style style:name="T6" style:family="text">
      <style:text-properties officeooo:rsid="002352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guration <text:span text:style-name="T1">de base</text:span> du <text:span text:style-name="T3">ASA </text:span>Firewall</text:p>
      <text:p text:style-name="P2"/>
      <text:list text:style-name="L1">
        <text:list-item>
          <text:p text:style-name="P4">hosname</text:p>
        </text:list-item>
        <text:list-item>
          <text:p text:style-name="P4">enable password</text:p>
        </text:list-item>
        <text:list-item>
          <text:p text:style-name="P4">username and password : username …<text:span text:style-name="T2">password...</text:span></text:p>
        </text:list-item>
        <text:list-item>
          <text:p text:style-name="P4">define the clock : clock set 17:55:43 20 march 2025</text:p>
        </text:list-item>
        <text:list-item>
          <text:p text:style-name="P4">give an ip add to the firewall ports (ip add in the network in front of the port) and enable the port</text:p>
        </text:list-item>
        <text:list-item>
          <text:p text:style-name="P4">give a name to the firewall ports : nameif name_</text:p>
        </text:list-item>
        <text:list-item>
          <text:p text:style-name="P5">configure security level  for each port: security-level 100 or 0 or 50</text:p>
          <text:list>
            <text:list-item>
              <text:p text:style-name="P5">100 %→ pour la zone de confiance</text:p>
            </text:list-item>
            <text:list-item>
              <text:p text:style-name="P5">0 %→ la zone non confiante</text:p>
            </text:list-item>
            <text:list-item>
              <text:p text:style-name="P5">50 % → pour la zone partiellement confiante</text:p>
            </text:list-item>
          </text:list>
        </text:list-item>
        <text:list-item>
          <text:p text:style-name="P5">show start → voir la config</text:p>
        </text:list-item>
      </text:list>
      <text:p text:style-name="P1"/>
      <text:p text:style-name="P3">Configuration <text:s/>du Firewall comme server DHCP</text:p>
      <text:list text:style-name="L2">
        <text:list-item>
          <text:p text:style-name="P6"><text:span text:style-name="T4">dhcpd address 192.168.10.x-192.168.10.y inside</text:span> → definir la place d’adresse pour une zone (ici inside)</text:p>
        </text:list-item>
        <text:list-item>
          <text:p text:style-name="P6"><text:span text:style-name="T4">dhcpd dns 8.8.8.8</text:span> → definir l’adresse du server dns</text:p>
        </text:list-item>
        <text:list-item>
          <text:p text:style-name="P6"><text:span text:style-name="T4">dhcp</text:span><text:span text:style-name="T5">d enable inside</text:span><text:span text:style-name="T6">→ activer le protocol dhcp pour une zone (ici inside)</text:span>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01:17:37.061017978</meta:creation-date>
    <dc:date>2026-04-06T21:29:17.824454567</dc:date>
    <meta:editing-duration>PT1H39M2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152" meta:character-count="786" meta:non-whitespace-character-count="663"/>
  </office:meta>
</office:document-meta>
</file>